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"/>
          <table:table-cell table:style-name="ce1" office:value-type="float" office:value="369.4">
            <text:p>369,4</text:p>
          </table:table-cell>
          <table:table-cell table:style-name="ce1" office:value-type="float" office:value="550.5">
            <text:p>550,5</text:p>
          </table:table-cell>
          <table:table-cell table:style-name="ce1" table:formula="of:=[.C3]/[.B3]" office:value-type="float" office:value="1.49025446670276">
            <text:p>1,4902544667</text:p>
          </table:table-cell>
          <table:table-cell table:style-name="ce1" table:number-columns-repeated="2"/>
        </table:table-row>
        <table:table-row table:style-name="ro3">
          <table:table-cell table:style-name="ce1"/>
          <table:table-cell table:style-name="ce1" office:value-type="float" office:value="257.5">
            <text:p>257,5</text:p>
          </table:table-cell>
          <table:table-cell table:style-name="ce1" office:value-type="float" office:value="384">
            <text:p>384</text:p>
          </table:table-cell>
          <table:table-cell table:style-name="ce1" table:formula="of:=[.C4]/[.B4]" office:value-type="float" office:value="1.49126213592233">
            <text:p>1,4912621359</text:p>
          </table:table-cell>
          <table:table-cell table:style-name="ce1" table:formula="of:=([.D4]+[.D3])/2" office:value-type="float" office:value="1.49075830131255">
            <text:p>1,4907583013</text:p>
          </table:table-cell>
          <table:table-cell table:style-name="ce1" office:value-type="string">
            <text:p>scale</text:p>
          </table:table-cell>
        </table:table-row>
        <table:table-row table:style-name="ro2">
          <table:table-cell table:style-name="ce1" table:number-columns-repeated="6"/>
        </table:table-row>
        <table:table-row table:style-name="ro2">
          <table:table-cell table:style-name="ce1" office:value-type="string">
            <text:p>A3</text:p>
          </table:table-cell>
          <table:table-cell table:style-name="ce1" table:number-columns-repeated="2"/>
          <table:table-cell table:style-name="ce1" office:value-type="string">
            <text:p>A2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number-columns-repeated="5"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128.5">
            <text:p>128,5</text:p>
          </table:table-cell>
          <table:table-cell/>
          <table:table-cell table:formula="of:=[.A8]*[.$E$4]" office:value-type="float" office:value="-159.21298658018">
            <text:p>-159,2129865802</text:p>
          </table:table-cell>
          <table:table-cell table:formula="of:=[.B8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50.9">
            <text:p>50,9</text:p>
          </table:table-cell>
          <table:table-cell/>
          <table:table-cell table:formula="of:=[.A9]*[.$E$4]" office:value-type="float" office:value="-159.21298658018">
            <text:p>-159,2129865802</text:p>
          </table:table-cell>
          <table:table-cell table:formula="of:=[.B9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50.9">
            <text:p>50,9</text:p>
          </table:table-cell>
          <table:table-cell/>
          <table:table-cell table:formula="of:=[.A10]*[.$E$4]" office:value-type="float" office:value="-275.044906592165">
            <text:p>-275,0449065922</text:p>
          </table:table-cell>
          <table:table-cell table:formula="of:=[.B10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128.5">
            <text:p>128,5</text:p>
          </table:table-cell>
          <table:table-cell/>
          <table:table-cell table:formula="of:=[.A11]*[.$E$4]" office:value-type="float" office:value="-275.044906592165">
            <text:p>-275,0449065922</text:p>
          </table:table-cell>
          <table:table-cell table:formula="of:=[.B11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38.84">
            <text:p>38,84</text:p>
          </table:table-cell>
          <table:table-cell office:value-type="float" office:value="128.5">
            <text:p>128,5</text:p>
          </table:table-cell>
          <table:table-cell/>
          <table:table-cell table:formula="of:=[.A13]*[.$E$4]" office:value-type="float" office:value="57.9010524229793">
            <text:p>57,901052423</text:p>
          </table:table-cell>
          <table:table-cell table:formula="of:=[.B13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38.84">
            <text:p>38,84</text:p>
          </table:table-cell>
          <table:table-cell office:value-type="float" office:value="50.9">
            <text:p>50,9</text:p>
          </table:table-cell>
          <table:table-cell/>
          <table:table-cell table:formula="of:=[.A14]*[.$E$4]" office:value-type="float" office:value="57.9010524229793">
            <text:p>57,901052423</text:p>
          </table:table-cell>
          <table:table-cell table:formula="of:=[.B14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-38.84">
            <text:p>-38,84</text:p>
          </table:table-cell>
          <table:table-cell office:value-type="float" office:value="50.9">
            <text:p>50,9</text:p>
          </table:table-cell>
          <table:table-cell/>
          <table:table-cell table:formula="of:=[.A15]*[.$E$4]" office:value-type="float" office:value="-57.9010524229793">
            <text:p>-57,901052423</text:p>
          </table:table-cell>
          <table:table-cell table:formula="of:=[.B15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-38.84">
            <text:p>-38,84</text:p>
          </table:table-cell>
          <table:table-cell office:value-type="float" office:value="128.5">
            <text:p>128,5</text:p>
          </table:table-cell>
          <table:table-cell/>
          <table:table-cell table:formula="of:=[.A16]*[.$E$4]" office:value-type="float" office:value="-57.9010524229793">
            <text:p>-57,901052423</text:p>
          </table:table-cell>
          <table:table-cell table:formula="of:=[.B16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128.5">
            <text:p>128,5</text:p>
          </table:table-cell>
          <table:table-cell/>
          <table:table-cell table:formula="of:=[.A18]*[.$E$4]" office:value-type="float" office:value="275.044906592165">
            <text:p>275,0449065922</text:p>
          </table:table-cell>
          <table:table-cell table:formula="of:=[.B18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50.9">
            <text:p>50,9</text:p>
          </table:table-cell>
          <table:table-cell/>
          <table:table-cell table:formula="of:=[.A19]*[.$E$4]" office:value-type="float" office:value="275.044906592165">
            <text:p>275,0449065922</text:p>
          </table:table-cell>
          <table:table-cell table:formula="of:=[.B19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50.9">
            <text:p>50,9</text:p>
          </table:table-cell>
          <table:table-cell/>
          <table:table-cell table:formula="of:=[.A20]*[.$E$4]" office:value-type="float" office:value="159.242801746206">
            <text:p>159,2428017462</text:p>
          </table:table-cell>
          <table:table-cell table:formula="of:=[.B20]*[.$E$4]" office:value-type="float" office:value="75.8795975368086">
            <text:p>75,8795975368</text:p>
          </table:table-cell>
          <table:table-cell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128.5">
            <text:p>128,5</text:p>
          </table:table-cell>
          <table:table-cell/>
          <table:table-cell table:formula="of:=[.A21]*[.$E$4]" office:value-type="float" office:value="159.242801746206">
            <text:p>159,2428017462</text:p>
          </table:table-cell>
          <table:table-cell table:formula="of:=[.B21]*[.$E$4]" office:value-type="float" office:value="191.562441718662">
            <text:p>191,5624417187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38.79">
            <text:p>38,79</text:p>
          </table:table-cell>
          <table:table-cell/>
          <table:table-cell table:formula="of:=[.A23]*[.$E$4]" office:value-type="float" office:value="-159.21298658018">
            <text:p>-159,2129865802</text:p>
          </table:table-cell>
          <table:table-cell table:formula="of:=[.B23]*[.$E$4]" office:value-type="float" office:value="57.8265145079136">
            <text:p>57,8265145079</text:p>
          </table:table-cell>
          <table:table-cell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-38.79">
            <text:p>-38,79</text:p>
          </table:table-cell>
          <table:table-cell/>
          <table:table-cell table:formula="of:=[.A24]*[.$E$4]" office:value-type="float" office:value="-159.21298658018">
            <text:p>-159,2129865802</text:p>
          </table:table-cell>
          <table:table-cell table:formula="of:=[.B24]*[.$E$4]" office:value-type="float" office:value="-57.8265145079136">
            <text:p>-57,8265145079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-38.79">
            <text:p>-38,79</text:p>
          </table:table-cell>
          <table:table-cell/>
          <table:table-cell table:formula="of:=[.A25]*[.$E$4]" office:value-type="float" office:value="-275.044906592165">
            <text:p>-275,0449065922</text:p>
          </table:table-cell>
          <table:table-cell table:formula="of:=[.B25]*[.$E$4]" office:value-type="float" office:value="-57.8265145079136">
            <text:p>-57,8265145079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38.79">
            <text:p>38,79</text:p>
          </table:table-cell>
          <table:table-cell/>
          <table:table-cell table:formula="of:=[.A26]*[.$E$4]" office:value-type="float" office:value="-275.044906592165">
            <text:p>-275,0449065922</text:p>
          </table:table-cell>
          <table:table-cell table:formula="of:=[.B26]*[.$E$4]" office:value-type="float" office:value="57.8265145079136">
            <text:p>57,826514507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38.79">
            <text:p>38,79</text:p>
          </table:table-cell>
          <table:table-cell/>
          <table:table-cell table:formula="of:=[.A28]*[.$E$4]" office:value-type="float" office:value="275.044906592165">
            <text:p>275,0449065922</text:p>
          </table:table-cell>
          <table:table-cell table:formula="of:=[.B28]*[.$E$4]" office:value-type="float" office:value="57.8265145079136">
            <text:p>57,8265145079</text:p>
          </table:table-cell>
          <table:table-cell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-38.79">
            <text:p>-38,79</text:p>
          </table:table-cell>
          <table:table-cell/>
          <table:table-cell table:formula="of:=[.A29]*[.$E$4]" office:value-type="float" office:value="275.044906592165">
            <text:p>275,0449065922</text:p>
          </table:table-cell>
          <table:table-cell table:formula="of:=[.B29]*[.$E$4]" office:value-type="float" office:value="-57.8265145079136">
            <text:p>-57,8265145079</text:p>
          </table:table-cell>
          <table:table-cell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-38.79">
            <text:p>-38,79</text:p>
          </table:table-cell>
          <table:table-cell/>
          <table:table-cell table:formula="of:=[.A30]*[.$E$4]" office:value-type="float" office:value="159.242801746206">
            <text:p>159,2428017462</text:p>
          </table:table-cell>
          <table:table-cell table:formula="of:=[.B30]*[.$E$4]" office:value-type="float" office:value="-57.8265145079136">
            <text:p>-57,8265145079</text:p>
          </table:table-cell>
          <table:table-cell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38.79">
            <text:p>38,79</text:p>
          </table:table-cell>
          <table:table-cell/>
          <table:table-cell table:formula="of:=[.A31]*[.$E$4]" office:value-type="float" office:value="159.242801746206">
            <text:p>159,2428017462</text:p>
          </table:table-cell>
          <table:table-cell table:formula="of:=[.B31]*[.$E$4]" office:value-type="float" office:value="57.8265145079136">
            <text:p>57,826514507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-50.92">
            <text:p>-50,92</text:p>
          </table:table-cell>
          <table:table-cell/>
          <table:table-cell table:formula="of:=[.A33]*[.$E$4]" office:value-type="float" office:value="-159.21298658018">
            <text:p>-159,2129865802</text:p>
          </table:table-cell>
          <table:table-cell table:formula="of:=[.B33]*[.$E$4]" office:value-type="float" office:value="-75.9094127028348">
            <text:p>-75,9094127028</text:p>
          </table:table-cell>
          <table:table-cell/>
        </table:table-row>
        <table:table-row table:style-name="ro2">
          <table:table-cell office:value-type="float" office:value="-106.8">
            <text:p>-106,8</text:p>
          </table:table-cell>
          <table:table-cell office:value-type="float" office:value="-128.5">
            <text:p>-128,5</text:p>
          </table:table-cell>
          <table:table-cell/>
          <table:table-cell table:formula="of:=[.A34]*[.$E$4]" office:value-type="float" office:value="-159.21298658018">
            <text:p>-159,2129865802</text:p>
          </table:table-cell>
          <table:table-cell table:formula="of:=[.B34]*[.$E$4]" office:value-type="float" office:value="-191.562441718662">
            <text:p>-191,5624417187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-128.5">
            <text:p>-128,5</text:p>
          </table:table-cell>
          <table:table-cell/>
          <table:table-cell table:formula="of:=[.A35]*[.$E$4]" office:value-type="float" office:value="-275.044906592165">
            <text:p>-275,0449065922</text:p>
          </table:table-cell>
          <table:table-cell table:formula="of:=[.B35]*[.$E$4]" office:value-type="float" office:value="-191.562441718662">
            <text:p>-191,5624417187</text:p>
          </table:table-cell>
          <table:table-cell/>
        </table:table-row>
        <table:table-row table:style-name="ro2">
          <table:table-cell office:value-type="float" office:value="-184.5">
            <text:p>-184,5</text:p>
          </table:table-cell>
          <table:table-cell office:value-type="float" office:value="-50.92">
            <text:p>-50,92</text:p>
          </table:table-cell>
          <table:table-cell/>
          <table:table-cell table:formula="of:=[.A36]*[.$E$4]" office:value-type="float" office:value="-275.044906592165">
            <text:p>-275,0449065922</text:p>
          </table:table-cell>
          <table:table-cell table:formula="of:=[.B36]*[.$E$4]" office:value-type="float" office:value="-75.9094127028348">
            <text:p>-75,9094127028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38.84">
            <text:p>38,84</text:p>
          </table:table-cell>
          <table:table-cell office:value-type="float" office:value="-50.9">
            <text:p>-50,9</text:p>
          </table:table-cell>
          <table:table-cell/>
          <table:table-cell table:formula="of:=[.A38]*[.$E$4]" office:value-type="float" office:value="57.9010524229793">
            <text:p>57,901052423</text:p>
          </table:table-cell>
          <table:table-cell table:formula="of:=[.B38]*[.$E$4]" office:value-type="float" office:value="-75.8795975368086">
            <text:p>-75,8795975368</text:p>
          </table:table-cell>
          <table:table-cell/>
        </table:table-row>
        <table:table-row table:style-name="ro2">
          <table:table-cell office:value-type="float" office:value="38.84">
            <text:p>38,84</text:p>
          </table:table-cell>
          <table:table-cell office:value-type="float" office:value="-128.5">
            <text:p>-128,5</text:p>
          </table:table-cell>
          <table:table-cell/>
          <table:table-cell table:formula="of:=[.A39]*[.$E$4]" office:value-type="float" office:value="57.9010524229793">
            <text:p>57,901052423</text:p>
          </table:table-cell>
          <table:table-cell table:formula="of:=[.B39]*[.$E$4]" office:value-type="float" office:value="-191.562441718662">
            <text:p>-191,5624417187</text:p>
          </table:table-cell>
          <table:table-cell/>
        </table:table-row>
        <table:table-row table:style-name="ro2">
          <table:table-cell office:value-type="float" office:value="-38.84">
            <text:p>-38,84</text:p>
          </table:table-cell>
          <table:table-cell office:value-type="float" office:value="-128.5">
            <text:p>-128,5</text:p>
          </table:table-cell>
          <table:table-cell/>
          <table:table-cell table:formula="of:=[.A40]*[.$E$4]" office:value-type="float" office:value="-57.9010524229793">
            <text:p>-57,901052423</text:p>
          </table:table-cell>
          <table:table-cell table:formula="of:=[.B40]*[.$E$4]" office:value-type="float" office:value="-191.562441718662">
            <text:p>-191,5624417187</text:p>
          </table:table-cell>
          <table:table-cell/>
        </table:table-row>
        <table:table-row table:style-name="ro2">
          <table:table-cell office:value-type="float" office:value="-38.84">
            <text:p>-38,84</text:p>
          </table:table-cell>
          <table:table-cell office:value-type="float" office:value="-50.9">
            <text:p>-50,9</text:p>
          </table:table-cell>
          <table:table-cell/>
          <table:table-cell table:formula="of:=[.A41]*[.$E$4]" office:value-type="float" office:value="-57.9010524229793">
            <text:p>-57,901052423</text:p>
          </table:table-cell>
          <table:table-cell table:formula="of:=[.B41]*[.$E$4]" office:value-type="float" office:value="-75.8795975368086">
            <text:p>-75,8795975368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-50.92">
            <text:p>-50,92</text:p>
          </table:table-cell>
          <table:table-cell/>
          <table:table-cell table:formula="of:=[.A43]*[.$E$4]" office:value-type="float" office:value="159.242801746206">
            <text:p>159,2428017462</text:p>
          </table:table-cell>
          <table:table-cell table:formula="of:=[.B43]*[.$E$4]" office:value-type="float" office:value="-75.9094127028348">
            <text:p>-75,9094127028</text:p>
          </table:table-cell>
          <table:table-cell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-50.92">
            <text:p>-50,92</text:p>
          </table:table-cell>
          <table:table-cell/>
          <table:table-cell table:formula="of:=[.A44]*[.$E$4]" office:value-type="float" office:value="275.044906592165">
            <text:p>275,0449065922</text:p>
          </table:table-cell>
          <table:table-cell table:formula="of:=[.B44]*[.$E$4]" office:value-type="float" office:value="-75.9094127028348">
            <text:p>-75,9094127028</text:p>
          </table:table-cell>
          <table:table-cell/>
        </table:table-row>
        <table:table-row table:style-name="ro2">
          <table:table-cell office:value-type="float" office:value="184.5">
            <text:p>184,5</text:p>
          </table:table-cell>
          <table:table-cell office:value-type="float" office:value="-128.5">
            <text:p>-128,5</text:p>
          </table:table-cell>
          <table:table-cell/>
          <table:table-cell table:formula="of:=[.A45]*[.$E$4]" office:value-type="float" office:value="275.044906592165">
            <text:p>275,0449065922</text:p>
          </table:table-cell>
          <table:table-cell table:formula="of:=[.B45]*[.$E$4]" office:value-type="float" office:value="-191.562441718662">
            <text:p>-191,5624417187</text:p>
          </table:table-cell>
          <table:table-cell/>
        </table:table-row>
        <table:table-row table:style-name="ro2">
          <table:table-cell office:value-type="float" office:value="106.82">
            <text:p>106,82</text:p>
          </table:table-cell>
          <table:table-cell office:value-type="float" office:value="-128.5">
            <text:p>-128,5</text:p>
          </table:table-cell>
          <table:table-cell/>
          <table:table-cell table:formula="of:=[.A46]*[.$E$4]" office:value-type="float" office:value="159.242801746206">
            <text:p>159,2428017462</text:p>
          </table:table-cell>
          <table:table-cell table:formula="of:=[.B46]*[.$E$4]" office:value-type="float" office:value="-191.562441718662">
            <text:p>-191,5624417187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es </meta:initial-creator>
    <meta:creation-date>2013-02-14T13:05:17</meta:creation-date>
    <dc:date>2013-02-14T13:42:01</dc:date>
    <dc:creator>hannes </dc:creator>
    <meta:editing-duration>PT6M14S</meta:editing-duration>
    <meta:editing-cycles>2</meta:editing-cycles>
    <meta:generator>LibreOffice/3.5$Linux_X86_64 LibreOffice_project/350m1$Build-2</meta:generator>
    <meta:document-statistic meta:table-count="3" meta:cell-count="153" meta:object-count="0"/>
  </office:meta>
</office:document-meta>
</file>